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onfigurator.parseIncludeExcludeNode( CocoonBean cocoon , Node node , final String NODE_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Configurator.configure( Document xconf , CocoonBean cocoon , String destDir , String uriGroup , OutputStreamListener listener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7">
            <text:p text:style-name="Table_20_Contents">7</text:p>
          </table:table-cell>
          <table:table-cell office:value-type="float" office:value="114">
            <text:p text:style-name="Table_20_Contents">114</text:p>
          </table:table-cell>
        </table:table-row>
        <table:table-row>
          <table:table-cell office:value-type="string">
            <text:p text:style-name="Table_20_Contents">BeanConfigurator.getNodeValue( Node root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Configurator.getAttributeValue( Node node , String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Configurator.processURIFile( String fil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eanConfigurator.hasAttribute( Node node , String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Configurator.parseBrokenLinkNode( CocoonBean cocoon , Node node , OutputStreamListener listen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anConfigurator.parseLoggingNode( CocoonBean cocoon , Nod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Configurator.parseIncludeLinksNode( CocoonBean cocoon ,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Configurator.parseURIsNode( CocoonBean cocoon , Node node , String destDir , String uriGroup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">
            <text:p text:style-name="Table_20_Contents">9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BeanConfigurator.parseURINode( CocoonBean cocoon , Node node , String destDir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eanConfigurator.getNodeValue( 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anConfigurator.getBooleanAttributeValue( Node node , String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